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03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6" table:number-rows-spanned="1" table:style-name="ce4">
            <text:p>Densidade 1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4">
            <text:p>Densidade 2</text:p>
          </table:table-cell>
          <table:covered-table-cell table:number-columns-repeated="5"/>
          <table:table-cell table:number-columns-repeated="2" table:style-name="ce2"/>
          <table:table-cell office:value-type="string" table:number-columns-spanned="4" table:number-rows-spanned="1" table:style-name="ce4">
            <text:p>Porosidade</text:p>
          </table:table-cell>
          <table:covered-table-cell table:number-columns-repeated="3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2">
            <text:p>Aco 6mm</text:p>
          </table:table-cell>
          <table:table-cell office:value-type="string" table:style-name="ce2">
            <text:p>Aco 4mm</text:p>
          </table:table-cell>
          <table:table-cell office:value-type="string" table:style-name="ce2">
            <text:p>Vidro 6mm</text:p>
          </table:table-cell>
          <table:table-cell office:value-type="string" table:style-name="ce2">
            <text:p>Plastico 6mm</text:p>
          </table:table-cell>
          <table:table-cell office:value-type="string" table:style-name="ce2">
            <text:p>Soja</text:p>
          </table:table-cell>
          <table:table-cell table:number-columns-repeated="2" table:style-name="ce2"/>
          <table:table-cell office:value-type="string" table:style-name="ce2">
            <text:p>Aco 6mm</text:p>
          </table:table-cell>
          <table:table-cell office:value-type="string" table:style-name="ce2">
            <text:p>Aco 4mm</text:p>
          </table:table-cell>
          <table:table-cell office:value-type="string" table:style-name="ce2">
            <text:p>Vidro 6mm</text:p>
          </table:table-cell>
          <table:table-cell office:value-type="string" table:style-name="ce2">
            <text:p>Plastico 6mm</text:p>
          </table:table-cell>
          <table:table-cell office:value-type="string" table:style-name="ce2">
            <text:p>Soja</text:p>
          </table:table-cell>
          <table:table-cell table:number-columns-repeated="2" table:style-name="ce2"/>
          <table:table-cell office:value-type="string" table:style-name="ce2">
            <text:p>Aco 6mm</text:p>
          </table:table-cell>
          <table:table-cell office:value-type="string" table:style-name="ce2">
            <text:p>Aco 4mm</text:p>
          </table:table-cell>
          <table:table-cell office:value-type="string" table:style-name="ce2">
            <text:p>Vidro 6mm</text:p>
          </table:table-cell>
          <table:table-cell office:value-type="string" table:style-name="ce2">
            <text:p>Plastico 6mm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m1</text:p>
          </table:table-cell>
          <table:table-cell office:value-type="float" office:value="63.473199999999999" table:style-name="ce2">
            <text:p>63.4732</text:p>
          </table:table-cell>
          <table:table-cell office:value-type="float" office:value="63.587699999999998" table:style-name="ce2">
            <text:p>63.5877</text:p>
          </table:table-cell>
          <table:table-cell office:value-type="float" office:value="63.558799999999998" table:style-name="ce2">
            <text:p>63.5588</text:p>
          </table:table-cell>
          <table:table-cell office:value-type="float" office:value="67.021500000000003" table:style-name="ce2">
            <text:p>67.0215</text:p>
          </table:table-cell>
          <table:table-cell office:value-type="float" office:value="68.794600000000003" table:style-name="ce2">
            <text:p>68.7946</text:p>
          </table:table-cell>
          <table:table-cell table:style-name="ce2"/>
          <table:table-cell office:value-type="string" table:style-name="ce2">
            <text:p>m1</text:p>
          </table:table-cell>
          <table:table-cell office:value-type="float" office:value="48.536799999999999" table:style-name="ce2">
            <text:p>48.5368</text:p>
          </table:table-cell>
          <table:table-cell office:value-type="float" office:value="48.536799999999999" table:style-name="ce2">
            <text:p>48.5368</text:p>
          </table:table-cell>
          <table:table-cell office:value-type="float" office:value="48.536799999999999" table:style-name="ce2">
            <text:p>48.5368</text:p>
          </table:table-cell>
          <table:table-cell office:value-type="float" office:value="48.536799999999999" table:style-name="ce2">
            <text:p>48.5368</text:p>
          </table:table-cell>
          <table:table-cell office:value-type="float" office:value="48.536799999999999" table:style-name="ce2">
            <text:p>48.5368</text:p>
          </table:table-cell>
          <table:table-cell table:style-name="ce2"/>
          <table:table-cell office:value-type="string" table:style-name="ce2">
            <text:p>mi</text:p>
          </table:table-cell>
          <table:table-cell office:value-type="float" office:value="1761" table:style-name="ce2">
            <text:p>1761.0000</text:p>
          </table:table-cell>
          <table:table-cell office:value-type="float" office:value="486.9" table:style-name="ce2">
            <text:p>486.9000</text:p>
          </table:table-cell>
          <table:table-cell office:value-type="float" office:value="508.3" table:style-name="ce2">
            <text:p>508.3000</text:p>
          </table:table-cell>
          <table:table-cell office:value-type="float" office:value="150.6" table:style-name="ce2">
            <text:p>150.60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m2</text:p>
          </table:table-cell>
          <table:table-cell office:value-type="float" office:value="61.072800000000001" table:style-name="ce2">
            <text:p>61.0728</text:p>
          </table:table-cell>
          <table:table-cell office:value-type="float" office:value="61.426900000000003" table:style-name="ce2">
            <text:p>61.4269</text:p>
          </table:table-cell>
          <table:table-cell office:value-type="float" office:value="61.37" table:style-name="ce2">
            <text:p>61.3700</text:p>
          </table:table-cell>
          <table:table-cell office:value-type="float" office:value="66.452299999999994" table:style-name="ce2">
            <text:p>66.4523</text:p>
          </table:table-cell>
          <table:table-cell office:value-type="float" office:value="68.293199999999999" table:style-name="ce2">
            <text:p>68.2932</text:p>
          </table:table-cell>
          <table:table-cell table:style-name="ce2"/>
          <table:table-cell office:value-type="string" table:style-name="ce2">
            <text:p>m2</text:p>
          </table:table-cell>
          <table:table-cell office:value-type="float" office:value="46.334400000000002" table:style-name="ce2">
            <text:p>46.3344</text:p>
          </table:table-cell>
          <table:table-cell office:value-type="float" office:value="46.334400000000002" table:style-name="ce2">
            <text:p>46.3344</text:p>
          </table:table-cell>
          <table:table-cell office:value-type="float" office:value="46.334400000000002" table:style-name="ce2">
            <text:p>46.3344</text:p>
          </table:table-cell>
          <table:table-cell office:value-type="float" office:value="46.334400000000002" table:style-name="ce2">
            <text:p>46.3344</text:p>
          </table:table-cell>
          <table:table-cell office:value-type="float" office:value="46.334400000000002" table:style-name="ce2">
            <text:p>46.3344</text:p>
          </table:table-cell>
          <table:table-cell table:style-name="ce2"/>
          <table:table-cell office:value-type="string" table:style-name="ce2">
            <text:p>mf</text:p>
          </table:table-cell>
          <table:table-cell office:value-type="float" office:value="2163.6999999999998" table:style-name="ce2">
            <text:p>2163.7000</text:p>
          </table:table-cell>
          <table:table-cell office:value-type="float" office:value="527" table:style-name="ce2">
            <text:p>527.0000</text:p>
          </table:table-cell>
          <table:table-cell office:value-type="float" office:value="548.20000000000005" table:style-name="ce2">
            <text:p>548.2000</text:p>
          </table:table-cell>
          <table:table-cell office:value-type="float" office:value="189.3" table:style-name="ce2">
            <text:p>189.30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m3</text:p>
          </table:table-cell>
          <table:table-cell office:value-type="float" office:value="60.8551" table:style-name="ce2">
            <text:p>60.8551</text:p>
          </table:table-cell>
          <table:table-cell office:value-type="float" office:value="60.994199999999999" table:style-name="ce2">
            <text:p>60.9942</text:p>
          </table:table-cell>
          <table:table-cell office:value-type="float" office:value="61.151499999999999" table:style-name="ce2">
            <text:p>61.1515</text:p>
          </table:table-cell>
          <table:table-cell office:value-type="float" office:value="70.144800000000004" table:style-name="ce2">
            <text:p>70.1448</text:p>
          </table:table-cell>
          <table:table-cell office:value-type="float" office:value="66.775899999999993" table:style-name="ce2">
            <text:p>66.7759</text:p>
          </table:table-cell>
          <table:table-cell table:style-name="ce2"/>
          <table:table-cell office:value-type="string" table:style-name="ce2">
            <text:p>m3</text:p>
          </table:table-cell>
          <table:table-cell office:value-type="float" office:value="46.173499999999997" table:style-name="ce2">
            <text:p>46.1735</text:p>
          </table:table-cell>
          <table:table-cell office:value-type="float" office:value="46.173499999999997" table:style-name="ce2">
            <text:p>46.1735</text:p>
          </table:table-cell>
          <table:table-cell office:value-type="float" office:value="46.173499999999997" table:style-name="ce2">
            <text:p>46.1735</text:p>
          </table:table-cell>
          <table:table-cell office:value-type="float" office:value="46.173499999999997" table:style-name="ce2">
            <text:p>46.1735</text:p>
          </table:table-cell>
          <table:table-cell office:value-type="float" office:value="46.173499999999997" table:style-name="ce2">
            <text:p>46.1735</text:p>
          </table:table-cell>
          <table:table-cell table:style-name="ce2"/>
          <table:table-cell office:value-type="string" table:style-name="ce2">
            <text:p>VT</text:p>
          </table:table-cell>
          <table:table-cell office:value-type="float" office:value="1000" table:style-name="ce2">
            <text:p>1000.0000</text:p>
          </table:table-cell>
          <table:table-cell office:value-type="float" office:value="100" table:style-name="ce2">
            <text:p>100.0000</text:p>
          </table:table-cell>
          <table:table-cell office:value-type="float" office:value="100" table:style-name="ce2">
            <text:p>100.0000</text:p>
          </table:table-cell>
          <table:table-cell office:value-type="float" office:value="100" table:style-name="ce2">
            <text:p>100.00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m1’</text:p>
          </table:table-cell>
          <table:table-cell office:value-type="float" office:value="89.738" table:style-name="ce2">
            <text:p>89.7380</text:p>
          </table:table-cell>
          <table:table-cell office:value-type="float" office:value="74.337299999999999" table:style-name="ce2">
            <text:p>74.3373</text:p>
          </table:table-cell>
          <table:table-cell office:value-type="float" office:value="73.608900000000006" table:style-name="ce2">
            <text:p>73.6089</text:p>
          </table:table-cell>
          <table:table-cell office:value-type="float" office:value="76.963099999999997" table:style-name="ce2">
            <text:p>76.9631</text:p>
          </table:table-cell>
          <table:table-cell office:value-type="float" office:value="77.337000000000003" table:style-name="ce2">
            <text:p>77.3370</text:p>
          </table:table-cell>
          <table:table-cell table:style-name="ce2"/>
          <table:table-cell office:value-type="string" table:style-name="ce2">
            <text:p>m1’</text:p>
          </table:table-cell>
          <table:table-cell office:value-type="float" office:value="72.804299999999998" table:style-name="ce2">
            <text:p>72.8043</text:p>
          </table:table-cell>
          <table:table-cell office:value-type="float" office:value="59.2849" table:style-name="ce2">
            <text:p>59.2849</text:p>
          </table:table-cell>
          <table:table-cell office:value-type="float" office:value="58.592599999999997" table:style-name="ce2">
            <text:p>58.5926</text:p>
          </table:table-cell>
          <table:table-cell office:value-type="float" office:value="54.572000000000003" table:style-name="ce2">
            <text:p>54.5720</text:p>
          </table:table-cell>
          <table:table-cell office:value-type="float" office:value="54.151600000000002" table:style-name="ce2">
            <text:p>54.15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2’</text:p>
          </table:table-cell>
          <table:table-cell office:value-type="float" office:value="87.285899999999998" table:style-name="ce2">
            <text:p>87.2859</text:p>
          </table:table-cell>
          <table:table-cell office:value-type="float" office:value="72.162700000000001" table:style-name="ce2">
            <text:p>72.1627</text:p>
          </table:table-cell>
          <table:table-cell office:value-type="float" office:value="72.082099999999997" table:style-name="ce2">
            <text:p>72.0821</text:p>
          </table:table-cell>
          <table:table-cell office:value-type="float" office:value="76.416700000000006" table:style-name="ce2">
            <text:p>76.4167</text:p>
          </table:table-cell>
          <table:table-cell office:value-type="float" office:value="77.218800000000002" table:style-name="ce2">
            <text:p>77.2188</text:p>
          </table:table-cell>
          <table:table-cell table:style-name="ce2"/>
          <table:table-cell office:value-type="string" table:style-name="ce2">
            <text:p>m2’</text:p>
          </table:table-cell>
          <table:table-cell office:value-type="float" office:value="72.616299999999995" table:style-name="ce2">
            <text:p>72.6163</text:p>
          </table:table-cell>
          <table:table-cell office:value-type="float" office:value="57.096699999999998" table:style-name="ce2">
            <text:p>57.0967</text:p>
          </table:table-cell>
          <table:table-cell office:value-type="float" office:value="56.404899999999998" table:style-name="ce2">
            <text:p>56.4049</text:p>
          </table:table-cell>
          <table:table-cell office:value-type="float" office:value="52.385199999999998" table:style-name="ce2">
            <text:p>52.3852</text:p>
          </table:table-cell>
          <table:table-cell office:value-type="float" office:value="51.962899999999998" table:style-name="ce2">
            <text:p>51.9629</text:p>
          </table:table-cell>
          <table:table-cell table:style-name="ce2"/>
          <table:table-cell office:value-type="string" table:style-name="ce2">
            <text:p>poros</text:p>
          </table:table-cell>
          <table:table-cell office:value-type="float" office:value="0.40391173520561668" table:formula="of:=([.Q5]-[.Q4])/997*1000/[.Q6]" table:style-name="ce2">
            <text:p>0.4039</text:p>
          </table:table-cell>
          <table:table-cell office:value-type="float" office:value="0.40220661985957895" table:formula="of:=([.R5]-[.R4])/997*1000/[.R6]" table:style-name="ce2">
            <text:p>0.4022</text:p>
          </table:table-cell>
          <table:table-cell office:value-type="float" office:value="0.40020060180541661" table:formula="of:=([.S5]-[.S4])/997*1000/[.S6]" table:style-name="ce2">
            <text:p>0.4002</text:p>
          </table:table-cell>
          <table:table-cell office:value-type="float" office:value="0.38816449348044152" table:formula="of:=([.T5]-[.T4])/997*1000/[.T6]" table:style-name="ce2">
            <text:p>0.3882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m3’</text:p>
          </table:table-cell>
          <table:table-cell office:value-type="float" office:value="87.085800000000006" table:style-name="ce2">
            <text:p>87.0858</text:p>
          </table:table-cell>
          <table:table-cell office:value-type="float" office:value="71.736400000000003" table:style-name="ce2">
            <text:p>71.7364</text:p>
          </table:table-cell>
          <table:table-cell office:value-type="float" office:value="71.176299999999998" table:style-name="ce2">
            <text:p>71.1763</text:p>
          </table:table-cell>
          <table:table-cell office:value-type="float" office:value="80.084800000000001" table:style-name="ce2">
            <text:p>80.0848</text:p>
          </table:table-cell>
          <table:table-cell office:value-type="float" office:value="75.930800000000005" table:style-name="ce2">
            <text:p>75.9308</text:p>
          </table:table-cell>
          <table:table-cell table:style-name="ce2"/>
          <table:table-cell office:value-type="string" table:style-name="ce2">
            <text:p>m3’</text:p>
          </table:table-cell>
          <table:table-cell office:value-type="float" office:value="72.440799999999996" table:style-name="ce2">
            <text:p>72.4408</text:p>
          </table:table-cell>
          <table:table-cell office:value-type="float" office:value="56.921199999999999" table:style-name="ce2">
            <text:p>56.9212</text:p>
          </table:table-cell>
          <table:table-cell office:value-type="float" office:value="56.229300000000002" table:style-name="ce2">
            <text:p>56.2293</text:p>
          </table:table-cell>
          <table:table-cell office:value-type="float" office:value="52.208799999999997" table:style-name="ce2">
            <text:p>52.2088</text:p>
          </table:table-cell>
          <table:table-cell office:value-type="float" office:value="51.787799999999997" table:style-name="ce2">
            <text:p>51.787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1</text:p>
          </table:table-cell>
          <table:table-cell office:value-type="float" office:value="3.51" table:style-name="ce2">
            <text:p>3.5100</text:p>
          </table:table-cell>
          <table:table-cell office:value-type="float" office:value="1.5" table:style-name="ce2">
            <text:p>1.5000</text:p>
          </table:table-cell>
          <table:table-cell office:value-type="float" office:value="4.12" table:style-name="ce2">
            <text:p>4.1200</text:p>
          </table:table-cell>
          <table:table-cell office:value-type="float" office:value="6.1000000000000014" table:formula="of:=21.1-15" table:style-name="ce2">
            <text:p>6.1000</text:p>
          </table:table-cell>
          <table:table-cell office:value-type="float" office:value="7.3999999999999986" table:formula="of:=22.4-15" table:style-name="ce2">
            <text:p>7.4000</text:p>
          </table:table-cell>
          <table:table-cell table:style-name="ce2"/>
          <table:table-cell office:value-type="string" table:style-name="ce2">
            <text:p>Vp1</text:p>
          </table:table-cell>
          <table:table-cell office:value-type="float" office:value="117.00000000000001" table:formula="of:=PI()*([.C13])^3/6" table:style-name="ce2">
            <text:p>117.0000</text:p>
          </table:table-cell>
          <table:table-cell office:value-type="float" office:value="50.000000000000036" table:formula="of:=PI()*([.D13])^3/6" table:style-name="ce2">
            <text:p>50.0000</text:p>
          </table:table-cell>
          <table:table-cell office:value-type="float" office:value="137.33333333333334" table:formula="of:=PI()*([.E13])^3/6" table:style-name="ce2">
            <text:p>137.3333</text:p>
          </table:table-cell>
          <table:table-cell office:value-type="float" office:value="122.00000000000007" table:formula="of:=PI()*([.F13])^3/6" table:style-name="ce2">
            <text:p>122.0000</text:p>
          </table:table-cell>
          <table:table-cell office:value-type="float" office:value="147.99999999999997" table:formula="of:=PI()*([.G13])^3/6" table:style-name="ce2">
            <text:p>148.000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2</text:p>
          </table:table-cell>
          <table:table-cell office:value-type="float" office:value="3.42" table:style-name="ce2">
            <text:p>3.4200</text:p>
          </table:table-cell>
          <table:table-cell office:value-type="float" office:value="1.52" table:style-name="ce2">
            <text:p>1.5200</text:p>
          </table:table-cell>
          <table:table-cell office:value-type="float" office:value="4.51" table:style-name="ce2">
            <text:p>4.5100</text:p>
          </table:table-cell>
          <table:table-cell office:value-type="float" office:value="5.8999999999999986" table:formula="of:=20.9-15" table:style-name="ce2">
            <text:p>5.9000</text:p>
          </table:table-cell>
          <table:table-cell office:value-type="float" office:value="7.6999999999999993" table:formula="of:=22.7-15" table:style-name="ce2">
            <text:p>7.7000</text:p>
          </table:table-cell>
          <table:table-cell table:style-name="ce2"/>
          <table:table-cell office:value-type="string" table:style-name="ce2">
            <text:p>Vp2</text:p>
          </table:table-cell>
          <table:table-cell office:value-type="float" office:value="114" table:formula="of:=PI()*([.C14])^3/6" table:style-name="ce2">
            <text:p>114.0000</text:p>
          </table:table-cell>
          <table:table-cell office:value-type="float" office:value="50.666666666666686" table:formula="of:=PI()*([.D14])^3/6" table:style-name="ce2">
            <text:p>50.6667</text:p>
          </table:table-cell>
          <table:table-cell office:value-type="float" office:value="150.33333333333329" table:formula="of:=PI()*([.E14])^3/6" table:style-name="ce2">
            <text:p>150.3333</text:p>
          </table:table-cell>
          <table:table-cell office:value-type="float" office:value="117.9999999999999" table:formula="of:=PI()*([.F14])^3/6" table:style-name="ce2">
            <text:p>118.0000</text:p>
          </table:table-cell>
          <table:table-cell office:value-type="float" office:value="153.99999999999997" table:formula="of:=PI()*([.G14])^3/6" table:style-name="ce2">
            <text:p>154.000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3</text:p>
          </table:table-cell>
          <table:table-cell office:value-type="float" office:value="3.46" table:style-name="ce2">
            <text:p>3.4600</text:p>
          </table:table-cell>
          <table:table-cell office:value-type="float" office:value="1.5" table:style-name="ce2">
            <text:p>1.5000</text:p>
          </table:table-cell>
          <table:table-cell office:value-type="float" office:value="4.3600000000000003" table:style-name="ce2">
            <text:p>4.3600</text:p>
          </table:table-cell>
          <table:table-cell office:value-type="float" office:value="6.1999999999999993" table:formula="of:=21.2-15" table:style-name="ce2">
            <text:p>6.2000</text:p>
          </table:table-cell>
          <table:table-cell office:value-type="float" office:value="7.8999999999999986" table:formula="of:=22.9-15" table:style-name="ce2">
            <text:p>7.9000</text:p>
          </table:table-cell>
          <table:table-cell table:style-name="ce2"/>
          <table:table-cell office:value-type="string" table:style-name="ce2">
            <text:p>Vp3</text:p>
          </table:table-cell>
          <table:table-cell office:value-type="float" office:value="115.33333333333331" table:formula="of:=PI()*([.C15])^3/6" table:style-name="ce2">
            <text:p>115.3333</text:p>
          </table:table-cell>
          <table:table-cell office:value-type="float" office:value="50.000000000000036" table:formula="of:=PI()*([.D15])^3/6" table:style-name="ce2">
            <text:p>50.0000</text:p>
          </table:table-cell>
          <table:table-cell office:value-type="float" office:value="145.33333333333337" table:formula="of:=PI()*([.E15])^3/6" table:style-name="ce2">
            <text:p>145.3333</text:p>
          </table:table-cell>
          <table:table-cell office:value-type="float" office:value="124.00000000000001" table:formula="of:=PI()*([.F15])^3/6" table:style-name="ce2">
            <text:p>124.0000</text:p>
          </table:table-cell>
          <table:table-cell office:value-type="float" office:value="157.99999999999994" table:formula="of:=PI()*([.G15])^3/6" table:style-name="ce2">
            <text:p>158.000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1</text:p>
          </table:table-cell>
          <table:table-cell office:value-type="float" office:value="6.0682353088950691" table:formula="of:=(([.C10]/30)*6/PI())^(1/3)*10" table:style-name="ce2">
            <text:p>6.0682</text:p>
          </table:table-cell>
          <table:table-cell office:value-type="float" office:value="4.5707814973408336" table:formula="of:=(([.D10]/30)*6/PI())^(1/3)*10" table:style-name="ce2">
            <text:p>4.5708</text:p>
          </table:table-cell>
          <table:table-cell office:value-type="float" office:value="6.4011663419195166" table:formula="of:=(([.E10]/30)*6/PI())^(1/3)*10" table:style-name="ce2">
            <text:p>6.4012</text:p>
          </table:table-cell>
          <table:table-cell office:value-type="float" office:value="6.1534744655327591" table:formula="of:=(([.F10]/50)*6/PI())^(1/3)*10" table:style-name="ce2">
            <text:p>6.1535</text:p>
          </table:table-cell>
          <table:table-cell office:value-type="float" office:value="6.5627777601676094" table:formula="of:=(([.G10]/50)*6/PI())^(1/3)*10" table:style-name="ce2">
            <text:p>6.5628</text:p>
          </table:table-cell>
          <table:table-cell table:style-name="ce2"/>
          <table:table-cell office:value-type="string" table:style-name="ce2">
            <text:p>D1</text:p>
          </table:table-cell>
          <table:table-cell office:value-type="float" office:value="6.0682353088950691" table:style-name="ce2">
            <text:p>6.0682</text:p>
          </table:table-cell>
          <table:table-cell office:value-type="float" office:value="4.5707814973408336" table:style-name="ce2">
            <text:p>4.5708</text:p>
          </table:table-cell>
          <table:table-cell office:value-type="float" office:value="6.4011663419195166" table:style-name="ce2">
            <text:p>6.4012</text:p>
          </table:table-cell>
          <table:table-cell office:value-type="float" office:value="6.1534744655327591" table:style-name="ce2">
            <text:p>6.1535</text:p>
          </table:table-cell>
          <table:table-cell office:value-type="float" office:value="6.5627777601676094" table:style-name="ce2">
            <text:p>6.5628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2</text:p>
          </table:table-cell>
          <table:table-cell office:value-type="float" office:value="6.0159203323050079" table:formula="of:=(([.C11]/30)*6/PI())^(1/3)*10" table:style-name="ce2">
            <text:p>6.0159</text:p>
          </table:table-cell>
          <table:table-cell office:value-type="float" office:value="4.5910064576371443" table:formula="of:=(([.D11]/30)*6/PI())^(1/3)*10" table:style-name="ce2">
            <text:p>4.5910</text:p>
          </table:table-cell>
          <table:table-cell office:value-type="float" office:value="6.5970871546224625" table:formula="of:=(([.E11]/30)*6/PI())^(1/3)*10" table:style-name="ce2">
            <text:p>6.5971</text:p>
          </table:table-cell>
          <table:table-cell office:value-type="float" office:value="6.0854747063754919" table:formula="of:=(([.F11]/50)*6/PI())^(1/3)*10" table:style-name="ce2">
            <text:p>6.0855</text:p>
          </table:table-cell>
          <table:table-cell office:value-type="float" office:value="6.6502917680327318" table:formula="of:=(([.G11]/50)*6/PI())^(1/3)*10" table:style-name="ce2">
            <text:p>6.6503</text:p>
          </table:table-cell>
          <table:table-cell table:style-name="ce2"/>
          <table:table-cell office:value-type="string" table:style-name="ce2">
            <text:p>D2</text:p>
          </table:table-cell>
          <table:table-cell office:value-type="float" office:value="6.0159203323050079" table:style-name="ce2">
            <text:p>6.0159</text:p>
          </table:table-cell>
          <table:table-cell office:value-type="float" office:value="4.5910064576371443" table:style-name="ce2">
            <text:p>4.5910</text:p>
          </table:table-cell>
          <table:table-cell office:value-type="float" office:value="6.5970871546224625" table:style-name="ce2">
            <text:p>6.5971</text:p>
          </table:table-cell>
          <table:table-cell office:value-type="float" office:value="6.0854747063754919" table:style-name="ce2">
            <text:p>6.0855</text:p>
          </table:table-cell>
          <table:table-cell office:value-type="float" office:value="6.6502917680327318" table:style-name="ce2">
            <text:p>6.6503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3</text:p>
          </table:table-cell>
          <table:table-cell office:value-type="float" office:value="6.0392833641590871" table:formula="of:=(([.C12]/30)*6/PI())^(1/3)*10" table:style-name="ce2">
            <text:p>6.0393</text:p>
          </table:table-cell>
          <table:table-cell office:value-type="float" office:value="4.5707814973408336" table:formula="of:=(([.D12]/30)*6/PI())^(1/3)*10" table:style-name="ce2">
            <text:p>4.5708</text:p>
          </table:table-cell>
          <table:table-cell office:value-type="float" office:value="6.5231225457465269" table:formula="of:=(([.E12]/30)*6/PI())^(1/3)*10" table:style-name="ce2">
            <text:p>6.5231</text:p>
          </table:table-cell>
          <table:table-cell office:value-type="float" office:value="6.1869179183107734" table:formula="of:=(([.F12]/50)*6/PI())^(1/3)*10" table:style-name="ce2">
            <text:p>6.1869</text:p>
          </table:table-cell>
          <table:table-cell office:value-type="float" office:value="6.7073786097756045" table:formula="of:=(([.G12]/50)*6/PI())^(1/3)*10" table:style-name="ce2">
            <text:p>6.7074</text:p>
          </table:table-cell>
          <table:table-cell table:style-name="ce2"/>
          <table:table-cell office:value-type="string" table:style-name="ce2">
            <text:p>D3</text:p>
          </table:table-cell>
          <table:table-cell office:value-type="float" office:value="6.0392833641590871" table:style-name="ce2">
            <text:p>6.0393</text:p>
          </table:table-cell>
          <table:table-cell office:value-type="float" office:value="4.5707814973408336" table:style-name="ce2">
            <text:p>4.5708</text:p>
          </table:table-cell>
          <table:table-cell office:value-type="float" office:value="6.5231225457465269" table:style-name="ce2">
            <text:p>6.5231</text:p>
          </table:table-cell>
          <table:table-cell office:value-type="float" office:value="6.1869179183107734" table:style-name="ce2">
            <text:p>6.1869</text:p>
          </table:table-cell>
          <table:table-cell office:value-type="float" office:value="6.7073786097756045" table:style-name="ce2">
            <text:p>6.7074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mp1</text:p>
          </table:table-cell>
          <table:table-cell office:value-type="float" office:value="26.264800000000001" table:formula="of:=[.C7]-[.C4]" table:style-name="ce2">
            <text:p>26.2648</text:p>
          </table:table-cell>
          <table:table-cell office:value-type="float" office:value="10.749600000000001" table:formula="of:=[.D7]-[.D4]" table:style-name="ce2">
            <text:p>10.7496</text:p>
          </table:table-cell>
          <table:table-cell office:value-type="float" office:value="10.050100000000008" table:formula="of:=[.E7]-[.E4]" table:style-name="ce2">
            <text:p>10.0501</text:p>
          </table:table-cell>
          <table:table-cell office:value-type="float" office:value="9.941599999999994" table:formula="of:=[.F7]-[.F4]" table:style-name="ce2">
            <text:p>9.9416</text:p>
          </table:table-cell>
          <table:table-cell office:value-type="float" office:value="8.5424000000000007" table:formula="of:=[.G7]-[.G4]" table:style-name="ce2">
            <text:p>8.5424</text:p>
          </table:table-cell>
          <table:table-cell table:style-name="ce2"/>
          <table:table-cell office:value-type="string" table:style-name="ce2">
            <text:p>mp1</text:p>
          </table:table-cell>
          <table:table-cell office:value-type="float" office:value="0.80891666666666662" table:formula="of:=([.J7]-[.J4])/30" table:style-name="ce2">
            <text:p>0.8089</text:p>
          </table:table-cell>
          <table:table-cell office:value-type="float" office:value="0.35827000000000003" table:formula="of:=([.K7]-[.K4])/30" table:style-name="ce2">
            <text:p>0.3583</text:p>
          </table:table-cell>
          <table:table-cell office:value-type="float" office:value="0.33519333333333329" table:formula="of:=([.L7]-[.L4])/30" table:style-name="ce2">
            <text:p>0.3352</text:p>
          </table:table-cell>
          <table:table-cell office:value-type="float" office:value="0.20117333333333345" table:formula="of:=([.M7]-[.M4])/30" table:style-name="ce2">
            <text:p>0.2012</text:p>
          </table:table-cell>
          <table:table-cell office:value-type="float" office:value="0.18716000000000008" table:formula="of:=([.N7]-[.N4])/30" table:style-name="ce2">
            <text:p>0.1872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mp2</text:p>
          </table:table-cell>
          <table:table-cell office:value-type="float" office:value="26.213099999999997" table:formula="of:=[.C8]-[.C5]" table:style-name="ce2">
            <text:p>26.2131</text:p>
          </table:table-cell>
          <table:table-cell office:value-type="float" office:value="10.735799999999998" table:formula="of:=[.D8]-[.D5]" table:style-name="ce2">
            <text:p>10.7358</text:p>
          </table:table-cell>
          <table:table-cell office:value-type="float" office:value="10.7121" table:formula="of:=[.E8]-[.E5]" table:style-name="ce2">
            <text:p>10.7121</text:p>
          </table:table-cell>
          <table:table-cell office:value-type="float" office:value="9.9644000000000119" table:formula="of:=[.F8]-[.F5]" table:style-name="ce2">
            <text:p>9.9644</text:p>
          </table:table-cell>
          <table:table-cell office:value-type="float" office:value="8.9256000000000029" table:formula="of:=[.G8]-[.G5]" table:style-name="ce2">
            <text:p>8.9256</text:p>
          </table:table-cell>
          <table:table-cell table:style-name="ce2"/>
          <table:table-cell office:value-type="string" table:style-name="ce2">
            <text:p>mp2</text:p>
          </table:table-cell>
          <table:table-cell office:value-type="float" office:value="0.87606333333333308" table:formula="of:=([.J8]-[.J5])/30" table:style-name="ce2">
            <text:p>0.8761</text:p>
          </table:table-cell>
          <table:table-cell office:value-type="float" office:value="0.35874333333333319" table:formula="of:=([.K8]-[.K5])/30" table:style-name="ce2">
            <text:p>0.3587</text:p>
          </table:table-cell>
          <table:table-cell office:value-type="float" office:value="0.33568333333333317" table:formula="of:=([.L8]-[.L5])/30" table:style-name="ce2">
            <text:p>0.3357</text:p>
          </table:table-cell>
          <table:table-cell office:value-type="float" office:value="0.20169333333333317" table:formula="of:=([.M8]-[.M5])/30" table:style-name="ce2">
            <text:p>0.2017</text:p>
          </table:table-cell>
          <table:table-cell office:value-type="float" office:value="0.18761666666666652" table:formula="of:=([.N8]-[.N5])/30" table:style-name="ce2">
            <text:p>0.1876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mp3</text:p>
          </table:table-cell>
          <table:table-cell office:value-type="float" office:value="26.230700000000006" table:formula="of:=[.C9]-[.C6]" table:style-name="ce2">
            <text:p>26.2307</text:p>
          </table:table-cell>
          <table:table-cell office:value-type="float" office:value="10.742200000000004" table:formula="of:=[.D9]-[.D6]" table:style-name="ce2">
            <text:p>10.7422</text:p>
          </table:table-cell>
          <table:table-cell office:value-type="float" office:value="10.024799999999999" table:formula="of:=[.E9]-[.E6]" table:style-name="ce2">
            <text:p>10.0248</text:p>
          </table:table-cell>
          <table:table-cell office:value-type="float" office:value="9.9399999999999977" table:formula="of:=[.F9]-[.F6]" table:style-name="ce2">
            <text:p>9.9400</text:p>
          </table:table-cell>
          <table:table-cell office:value-type="float" office:value="9.154900000000012" table:formula="of:=[.G9]-[.G6]" table:style-name="ce2">
            <text:p>9.1549</text:p>
          </table:table-cell>
          <table:table-cell table:style-name="ce2"/>
          <table:table-cell office:value-type="string" table:style-name="ce2">
            <text:p>mp3</text:p>
          </table:table-cell>
          <table:table-cell office:value-type="float" office:value="0.87557666666666667" table:formula="of:=([.J9]-[.J6])/30" table:style-name="ce2">
            <text:p>0.8756</text:p>
          </table:table-cell>
          <table:table-cell office:value-type="float" office:value="0.35825666666666672" table:formula="of:=([.K9]-[.K6])/30" table:style-name="ce2">
            <text:p>0.3583</text:p>
          </table:table-cell>
          <table:table-cell office:value-type="float" office:value="0.33519333333333351" table:formula="of:=([.L9]-[.L6])/30" table:style-name="ce2">
            <text:p>0.3352</text:p>
          </table:table-cell>
          <table:table-cell office:value-type="float" office:value="0.20117666666666664" table:formula="of:=([.M9]-[.M6])/30" table:style-name="ce2">
            <text:p>0.2012</text:p>
          </table:table-cell>
          <table:table-cell office:value-type="float" office:value="0.18714333333333333" table:formula="of:=([.N9]-[.N6])/30" table:style-name="ce2">
            <text:p>0.1871</text:p>
          </table:table-cell>
          <table:table-cell table:number-columns-repeated="1637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rho1</text:p>
          </table:table-cell>
          <table:table-cell office:value-type="float" office:value="7482.8490028490032" table:formula="of:=[.C17]/[.C10]*1000" table:style-name="ce2">
            <text:p>7482.8490</text:p>
          </table:table-cell>
          <table:table-cell office:value-type="float" office:value="7166.4000000000005" table:formula="of:=[.D17]/[.D10]*1000" table:style-name="ce2">
            <text:p>7166.4000</text:p>
          </table:table-cell>
          <table:table-cell office:value-type="float" office:value="2439.3446601941764" table:formula="of:=[.E17]/[.E10]*1000" table:style-name="ce2">
            <text:p>2439.3447</text:p>
          </table:table-cell>
          <table:table-cell office:value-type="float" office:value="1629.7704918032773" table:formula="of:=[.F17]/[.F10]*1000" table:style-name="ce2">
            <text:p>1629.7705</text:p>
          </table:table-cell>
          <table:table-cell office:value-type="float" office:value="1154.3783783783788" table:formula="of:=[.G17]/[.G10]*1000" table:style-name="ce2">
            <text:p>1154.3784</text:p>
          </table:table-cell>
          <table:table-cell table:style-name="ce2"/>
          <table:table-cell office:value-type="string" table:style-name="ce2">
            <text:p>rho1</text:p>
          </table:table-cell>
          <table:table-cell office:value-type="float" office:value="6.9138176638176621" table:formula="of:=[.J17]/[.J10]*1000" table:style-name="ce2">
            <text:p>6.9138</text:p>
          </table:table-cell>
          <table:table-cell office:value-type="float" office:value="7.1653999999999956" table:formula="of:=[.K17]/[.K10]*1000" table:style-name="ce2">
            <text:p>7.1654</text:p>
          </table:table-cell>
          <table:table-cell office:value-type="float" office:value="2.4407281553398055" table:formula="of:=[.L17]/[.L10]*1000" table:style-name="ce2">
            <text:p>2.4407</text:p>
          </table:table-cell>
          <table:table-cell office:value-type="float" office:value="1.6489617486338797" table:formula="of:=[.M17]/[.M10]*1000" table:style-name="ce2">
            <text:p>1.6490</text:p>
          </table:table-cell>
          <table:table-cell office:value-type="float" office:value="1.2645945945945953" table:formula="of:=[.N17]/[.N10]*1000" table:style-name="ce2">
            <text:p>1.2646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rho2</text:p>
          </table:table-cell>
          <table:table-cell office:value-type="float" office:value="7664.6491228070172" table:formula="of:=[.C18]/[.C11]*1000" table:style-name="ce2">
            <text:p>7664.6491</text:p>
          </table:table-cell>
          <table:table-cell office:value-type="float" office:value="7063.0263157894715" table:formula="of:=[.D18]/[.D11]*1000" table:style-name="ce2">
            <text:p>7063.0263</text:p>
          </table:table-cell>
          <table:table-cell office:value-type="float" office:value="2375.1884700665187" table:formula="of:=[.E18]/[.E11]*1000" table:style-name="ce2">
            <text:p>2375.1885</text:p>
          </table:table-cell>
          <table:table-cell office:value-type="float" office:value="1688.8813559322057" table:formula="of:=[.F18]/[.F11]*1000" table:style-name="ce2">
            <text:p>1688.8814</text:p>
          </table:table-cell>
          <table:table-cell office:value-type="float" office:value="1159.1688311688317" table:formula="of:=[.G18]/[.G11]*1000" table:style-name="ce2">
            <text:p>1159.1688</text:p>
          </table:table-cell>
          <table:table-cell table:style-name="ce2"/>
          <table:table-cell office:value-type="string" table:style-name="ce2">
            <text:p>rho2</text:p>
          </table:table-cell>
          <table:table-cell office:value-type="float" office:value="7.6847660818713432" table:formula="of:=[.J18]/[.J11]*1000" table:style-name="ce2">
            <text:p>7.6848</text:p>
          </table:table-cell>
          <table:table-cell office:value-type="float" office:value="7.0804605263157834" table:formula="of:=[.K18]/[.K11]*1000" table:style-name="ce2">
            <text:p>7.0805</text:p>
          </table:table-cell>
          <table:table-cell office:value-type="float" office:value="2.2329268292682922" table:formula="of:=[.L18]/[.L11]*1000" table:style-name="ce2">
            <text:p>2.2329</text:p>
          </table:table-cell>
          <table:table-cell office:value-type="float" office:value="1.7092655367231639" table:formula="of:=[.M18]/[.M11]*1000" table:style-name="ce2">
            <text:p>1.7093</text:p>
          </table:table-cell>
          <table:table-cell office:value-type="float" office:value="1.2182900432900425" table:formula="of:=[.N18]/[.N11]*1000" table:style-name="ce2">
            <text:p>1.2183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rho3</text:p>
          </table:table-cell>
          <table:table-cell office:value-type="float" office:value="7581.1271676300594" table:formula="of:=[.C19]/[.C12]*1000" table:style-name="ce2">
            <text:p>7581.1272</text:p>
          </table:table-cell>
          <table:table-cell office:value-type="float" office:value="7161.466666666669" table:formula="of:=[.D19]/[.D12]*1000" table:style-name="ce2">
            <text:p>7161.4667</text:p>
          </table:table-cell>
          <table:table-cell office:value-type="float" office:value="2299.2660550458713" table:formula="of:=[.E19]/[.E12]*1000" table:style-name="ce2">
            <text:p>2299.2661</text:p>
          </table:table-cell>
          <table:table-cell office:value-type="float" office:value="1603.2258064516127" table:formula="of:=[.F19]/[.F12]*1000" table:style-name="ce2">
            <text:p>1603.2258</text:p>
          </table:table-cell>
          <table:table-cell office:value-type="float" office:value="1158.8481012658244" table:formula="of:=[.G19]/[.G12]*1000" table:style-name="ce2">
            <text:p>1158.8481</text:p>
          </table:table-cell>
          <table:table-cell table:style-name="ce2"/>
          <table:table-cell office:value-type="string" table:style-name="ce2">
            <text:p>rho3</text:p>
          </table:table-cell>
          <table:table-cell office:value-type="float" office:value="7.5917052023121396" table:formula="of:=[.J19]/[.J12]*1000" table:style-name="ce2">
            <text:p>7.5917</text:p>
          </table:table-cell>
          <table:table-cell office:value-type="float" office:value="7.1651333333333298" table:formula="of:=[.K19]/[.K12]*1000" table:style-name="ce2">
            <text:p>7.1651</text:p>
          </table:table-cell>
          <table:table-cell office:value-type="float" office:value="2.3063761467889914" table:formula="of:=[.L19]/[.L12]*1000" table:style-name="ce2">
            <text:p>2.3064</text:p>
          </table:table-cell>
          <table:table-cell office:value-type="float" office:value="1.6223924731182793" table:formula="of:=[.M19]/[.M12]*1000" table:style-name="ce2">
            <text:p>1.6224</text:p>
          </table:table-cell>
          <table:table-cell office:value-type="float" office:value="1.1844514767932495" table:formula="of:=[.N19]/[.N12]*1000" table:style-name="ce2">
            <text:p>1.1845</text:p>
          </table:table-cell>
          <table:table-cell table:number-columns-repeated="1637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rho_med</text:p>
          </table:table-cell>
          <table:table-cell office:value-type="float" office:value="7576.2084310953605" table:formula="of:=AVERAGE([.C21:.C23])" table:style-name="ce2">
            <text:p>7576.2084</text:p>
          </table:table-cell>
          <table:table-cell office:value-type="float" office:value="7130.2976608187137" table:formula="of:=AVERAGE([.D21:.D23])" table:style-name="ce2">
            <text:p>7130.2977</text:p>
          </table:table-cell>
          <table:table-cell office:value-type="float" office:value="2371.2663951021891" table:formula="of:=AVERAGE([.E21:.E23])" table:style-name="ce2">
            <text:p>2371.2664</text:p>
          </table:table-cell>
          <table:table-cell office:value-type="float" office:value="1640.6258847290319" table:formula="of:=AVERAGE([.F21:.F23])" table:style-name="ce2">
            <text:p>1640.6259</text:p>
          </table:table-cell>
          <table:table-cell office:value-type="float" office:value="1157.4651036043449" table:formula="of:=AVERAGE([.G21:.G23])" table:style-name="ce2">
            <text:p>1157.4651</text:p>
          </table:table-cell>
          <table:table-cell table:style-name="ce2"/>
          <table:table-cell office:value-type="string" table:style-name="ce2">
            <text:p>rho_med</text:p>
          </table:table-cell>
          <table:table-cell office:value-type="float" office:value="7.3967629826670489" table:formula="of:=AVERAGE([.J21:.J23])" table:style-name="ce2">
            <text:p>7.3968</text:p>
          </table:table-cell>
          <table:table-cell office:value-type="float" office:value="7.1369979532163699" table:formula="of:=AVERAGE([.K21:.K23])" table:style-name="ce2">
            <text:p>7.1370</text:p>
          </table:table-cell>
          <table:table-cell office:value-type="float" office:value="2.3266770437990298" table:formula="of:=AVERAGE([.L21:.L23])" table:style-name="ce2">
            <text:p>2.3267</text:p>
          </table:table-cell>
          <table:table-cell office:value-type="float" office:value="1.6602065861584407" table:formula="of:=AVERAGE([.M21:.M23])" table:style-name="ce2">
            <text:p>1.6602</text:p>
          </table:table-cell>
          <table:table-cell office:value-type="float" office:value="1.2224453715592958" table:formula="of:=AVERAGE([.N21:.N23])" table:style-name="ce2">
            <text:p>1.2224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rhod_desv</text:p>
          </table:table-cell>
          <table:table-cell office:value-type="float" office:value="90.999815280089479" table:formula="of:=STDEV([.C21:.C23] )" table:style-name="ce2">
            <text:p>90.9998</text:p>
          </table:table-cell>
          <table:table-cell office:value-type="float" office:value="58.31088955741415" table:formula="of:=STDEV([.D21:.D23] )" table:style-name="ce2">
            <text:p>58.3109</text:p>
          </table:table-cell>
          <table:table-cell office:value-type="float" office:value="70.121615134657716" table:formula="of:=STDEV([.E21:.E23] )" table:style-name="ce2">
            <text:p>70.1216</text:p>
          </table:table-cell>
          <table:table-cell office:value-type="float" office:value="43.847439559054877" table:formula="of:=STDEV([.F21:.F23] )" table:style-name="ce2">
            <text:p>43.8474</text:p>
          </table:table-cell>
          <table:table-cell office:value-type="float" office:value="2.6779883089985317" table:formula="of:=STDEV([.G21:.G23] )" table:style-name="ce2">
            <text:p>2.6780</text:p>
          </table:table-cell>
          <table:table-cell table:style-name="ce2"/>
          <table:table-cell office:value-type="string" table:style-name="ce2">
            <text:p>rhod_desv</text:p>
          </table:table-cell>
          <table:table-cell office:value-type="float" office:value="0.42082326168474177" table:formula="of:=STDEV([.J21:.J23] )" table:style-name="ce2">
            <text:p>0.4208</text:p>
          </table:table-cell>
          <table:table-cell office:value-type="float" office:value="4.8963029503719675E-2" table:formula="of:=STDEV([.K21:.K23] )" table:style-name="ce2">
            <text:p>0.0490</text:p>
          </table:table-cell>
          <table:table-cell office:value-type="float" office:value="0.10537761903662932" table:formula="of:=STDEV([.L21:.L23] )" table:style-name="ce2">
            <text:p>0.1054</text:p>
          </table:table-cell>
          <table:table-cell office:value-type="float" office:value="4.4514796115897474E-2" table:formula="of:=STDEV([.M21:.M23] )" table:style-name="ce2">
            <text:p>0.0445</text:p>
          </table:table-cell>
          <table:table-cell office:value-type="float" office:value="4.0232821147653086E-2" table:formula="of:=STDEV([.N21:.N23] )" table:style-name="ce2">
            <text:p>0.0402</text:p>
          </table:table-cell>
          <table:table-cell table:number-columns-repeated="1637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odolfo brandao</dc:creator>
    <meta:creation-date>2018-09-03T09:15:51Z</meta:creation-date>
    <dc:date>2018-12-10T22:10:24Z</dc:date>
    <meta:editing-cycles>11</meta:editing-cycles>
    <meta:editing-duration>PT82529S</meta:editing-duration>
  </office:meta>
</office:document-meta>
</file>